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Text_20_body">
      <style:text-properties style:text-underline-style="none" fo:font-weight="bold" style:font-weight-asian="bold" style:font-weight-complex="bold"/>
    </style:style>
    <style:style style:name="P4" style:family="paragraph" style:parent-style-name="Text_20_body">
      <style:text-properties style:text-underline-style="none" fo:font-weight="normal" style:font-weight-asian="normal" style:font-weight-complex="normal"/>
    </style:style>
    <style:style style:name="P5" style:family="paragraph" style:parent-style-name="Text_20_body">
      <style:text-properties fo:font-size="15pt" style:text-underline-style="solid" style:text-underline-width="auto" style:text-underline-color="font-color" fo:background-color="#ffff00" style:font-size-asian="15pt" style:font-size-complex="15pt"/>
    </style:style>
    <style:style style:name="P6" style:family="paragraph" style:parent-style-name="Text_20_body">
      <style:text-properties style:text-underline-style="none"/>
    </style:style>
    <style:style style:name="P7" style:family="paragraph" style:parent-style-name="Text_20_body">
      <style:paragraph-properties fo:text-align="start" style:justify-single-word="false" fo:break-before="page"/>
      <style:text-properties fo:font-size="15pt" style:text-underline-style="solid" style:text-underline-width="auto" style:text-underline-color="font-color" fo:font-weight="normal" fo:background-color="#ffff00" style:font-size-asian="15pt" style:font-weight-asian="normal" style:font-size-complex="15pt" style:font-weight-complex="normal"/>
    </style:style>
    <style:style style:name="P8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laborato Programmazione Web</text:h>
      <text:p text:style-name="Text_20_body"/>
      <text:p text:style-name="P5">Publications</text:p>
      <text:p text:style-name="P2">Categorie 3: <text:tab/><text:tab/>Journal publications</text:p>
      <text:p text:style-name="P2"><text:tab/><text:tab/><text:tab/>Book chapters</text:p>
      <text:p text:style-name="P2"><text:tab/><text:tab/><text:tab/>Conference publications</text:p>
      <text:p text:style-name="P2"/>
      <text:p text:style-name="P1"><text:span text:style-name="T2">1- Journal publications</text:span><text:span text:style-name="T1">:</text:span></text:p>
      <text:p text:style-name="P2"><text:tab/>titolo, autore/i, nome journal, volume(numero):pagine,editore, paese, DOI, ISSN, anno</text:p>
      <text:p text:style-name="P1"/>
      <text:p text:style-name="P1">titolo<text:span text:style-name="T1">: intestazione verde</text:span></text:p>
      <text:p text:style-name="P1">autore/i<text:span text:style-name="T1">: possono essere più di uno, separati da virgola</text:span></text:p>
      <text:p text:style-name="P1">nome journal</text:p>
      <text:p text:style-name="P1">volume(numero): pagine<text:span text:style-name="T1">: non sempre è scritto (solo una volta: Vol. x, n. x, xx-xx) indica il volume del journal, il numero e le pagine della pubblicazione separate da trattino</text:span></text:p>
      <text:p text:style-name="P1">editore<text:span text:style-name="T1">: non sempre c'è (facoltativo)</text:span></text:p>
      <text:p text:style-name="P1">paese<text:span text:style-name="T1">: non sempre c'è (facoltativo)</text:span></text:p>
      <text:p text:style-name="P1">DOI<text:span text:style-name="T1"> e </text:span>ISSN<text:span text:style-name="T1"> : ci sono poche volte (facoltativi)</text:span></text:p>
      <text:p text:style-name="P1">anno<text:span text:style-name="T1">: di pubblicazione</text:span></text:p>
      <text:p text:style-name="P2"/>
      <text:p text:style-name="P2">Alcuni titoli sono cliccabili e rimandano ai pdf della pubblicazione.</text:p>
      <text:p text:style-name="P2"/>
      <text:p text:style-name="P3">2- Book chapter</text:p>
      <text:p text:style-name="P2"><text:tab/>titolo, autore/i, titolo libro (autori libro), editore, pagine, paese, DOI, ISSN, anno</text:p>
      <text:p text:style-name="P1"/>
      <text:p text:style-name="P1">titolo<text:span text:style-name="T1">: intestazione verde</text:span></text:p>
      <text:p text:style-name="P1">autore/i<text:span text:style-name="T1">: possono essere più di uno, separati da virgola</text:span></text:p>
      <text:p text:style-name="P1">titolo libro</text:p>
      <text:p text:style-name="P1">autori libro<text:span text:style-name="T1">: posti fra parentesi <text:tab/></text:span></text:p>
      <text:p text:style-name="P1">editore</text:p>
      <text:p text:style-name="P1">pagine<text:span text:style-name="T1">: pages xx-xx (una volta mancava questa informazione)</text:span></text:p>
      <text:p text:style-name="P1">paese<text:span text:style-name="T1">: non sempre c'è (facoltativo)</text:span></text:p>
      <text:p text:style-name="P1">DOI<text:span text:style-name="T1"> e </text:span>ISSN<text:span text:style-name="T1"> : alcune volte ci sono entrambe altre volte solo ISBN/ISSN(che c'è sempre)</text:span></text:p>
      <text:p text:style-name="P1">anno<text:span text:style-name="T1">: di pubblicazione</text:span></text:p>
      <text:p text:style-name="P2"/>
      <text:p text:style-name="P2">Alcuni titoli sono cliccabili e rimandano ai pdf relativi.</text:p>
      <text:p text:style-name="P2"><text:soft-page-break/></text:p>
      <text:p text:style-name="P3">3- Conference publications</text:p>
      <text:p text:style-name="P4">Sono divisi per anno.</text:p>
      <text:p text:style-name="P4"><text:tab/>Titolo, autore/i, titolo conferenza, pagine, città, nazione, editore, ISBN, anno, note</text:p>
      <text:p text:style-name="P4"/>
      <text:p text:style-name="P1">titolo<text:span text:style-name="T1">: intestazione verde</text:span></text:p>
      <text:p text:style-name="P1">autore/i<text:span text:style-name="T1">: possono essere più di uno, separati da virgola</text:span></text:p>
      <text:p text:style-name="P1">titolo conferenza</text:p>
      <text:p text:style-name="P1">pagine<text:span text:style-name="T1">: non sempre ci sono la dicitura è pages xx-xx</text:span></text:p>
      <text:p text:style-name="P1">città<text:span text:style-name="T1">: città della conferenza</text:span></text:p>
      <text:p text:style-name="P1">nazione<text:span text:style-name="T1">: nazione della conferenza</text:span></text:p>
      <text:p text:style-name="P1">editore<text:span text:style-name="T1">: non sempre presente (facoltativo)</text:span></text:p>
      <text:p text:style-name="P1">ISBN<text:span text:style-name="T1">: non sempre presente (facoltativo)</text:span></text:p>
      <text:p text:style-name="P1">anno<text:span text:style-name="T1">: di pubblicazione</text:span></text:p>
      <text:p text:style-name="Text_20_body"><text:span text:style-name="T4">note</text:span><text:span text:style-name="T3">: alcune volte, solo in quelli più recenti, è aggiunto alla fine: </text:span><text:span text:style-name="T1">(accepted for pubblication) </text:span></text:p>
      <text:p text:style-name="P2">Alcuni titoli sono cliccabili e rimandano ai pdf relativo.</text:p>
      <text:p text:style-name="P4"/>
      <text:p text:style-name="P4"/>
      <text:p text:style-name="P7">Teaching</text:p>
      <text:p text:style-name="P2">Struttura delle pagine di ogni corso:</text:p>
      <text:p text:style-name="P2">Nome corso<text:tab/>- <text:tab/>Anno di corso</text:p>
      <text:p text:style-name="P2">Docente</text:p>
      <text:p text:style-name="P2">Esercitazioni (facoltativo)</text:p>
      <text:p text:style-name="P2">Corsi di laurea ai quali è rivolto il corso (fra parentesi il codice del corso),separati da virgola.</text:p>
      <text:p text:style-name="P2">News (alcune sono solo avvisi, altre documenti pdf da scaricare, come risultati esami, progetti,...)</text:p>
      <text:p text:style-name="P2">Orario lezioni (testo puntato con giorno, ora, aula e fra parentesi se esercitazione o lezione)</text:p>
      <text:p text:style-name="P2">Orario di ricevimento (testo puntato con giorno, ora e fra parentesi luogo con ufficio)</text:p>
      <text:p text:style-name="P2">Obiettivi del corso (testo, testo in inglese)</text:p>
      <text:p text:style-name="P2">Programma d'esame (elenco puntato)</text:p>
      <text:p text:style-name="P2">Modalità esame</text:p>
      <text:p text:style-name="P2">Materiale di riferimento (elenco puntato libri: testi adottati, consigliati)</text:p>
      <text:p text:style-name="P2">Materiale didattico (lucidi delle lezioni, lucidi delle esercitazioni, elaborati, temi d'esame in pdf o altro da scaricare) (possibilità di inserire testo) [variano le sezioni da corso a corso → verificare su internet]</text:p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3-13T17:18:29.24</meta:creation-date>
    <dc:date>2011-05-01T17:55:14.21</dc:date>
    <dc:creator>Roberta Lorenzi</dc:creator>
    <meta:editing-duration>PT06H05M46S</meta:editing-duration>
    <meta:editing-cycles>5</meta:editing-cycles>
    <meta:generator>OpenOffice.org/3.2$Win32 OpenOffice.org_project/320m18$Build-9502</meta:generator>
    <meta:document-statistic meta:table-count="0" meta:image-count="0" meta:object-count="0" meta:page-count="3" meta:paragraph-count="56" meta:word-count="391" meta:character-count="2683"/>
  </office:meta>
</office:document-meta>
</file>